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2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ce4"/>
        <table:table-row table:style-name="ro1" table:number-rows-repeated="5"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ce1" office:value-type="string" calcext:value-type="string">
            <text:p> Ramificazioni e Estensioni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1. Social &amp; Condivisione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Giardini Condivisi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reazione di giardini di gruppo (es. coppie, famiglie).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Inviti via email/link.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emi Pubblici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odalità "anonima" per condividere messaggi ispirazionali.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azioni (like, commenti).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2. Monetizzazione &amp; NFT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Sistema a Gettoni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Acquisto di gettoni (Stripe/PayPal) per sbloccare funzionalità.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Costo per generare NFT (es. 50 gettoni = 5€).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NFT dei Semi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Generazione di immagini AI (DALL·E/Stable Diffusion) da contenuto + emozione.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onio su Polygon/Ethereum (OpenSea/Mintable).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Royalties sulle vendite secondarie (10%).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Marketplace Integrato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Vendita/scambio di semi rari.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3. Intelligenza Artificiale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Analisi Emozional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NLP per classificare lo stato d’animo dei testi.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Generazione Immagini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API a DALL·E/Stable Diffusion per creare arte da semi.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4. Notifiche &amp; Engagement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Email/SMS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Alert per aperture imminenti.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Promemoria per semi inattivi.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Cripto-Scambio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istema "lascia un seme, prendi un seme" casuale.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5. Sicurezza &amp; Infrastruttura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Autenticazion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JWT + 2FA per phpMyAdmin (se usato).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Blockchai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tegrazione con MetaMask per wallet NFT.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Backup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Cron job per salvataggio automatico dei sem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3T22:47:37.300000000</meta:creation-date>
    <dc:date>2025-04-13T22:47:49.852000000</dc:date>
    <meta:editing-duration>PT13S</meta:editing-duration>
    <meta:editing-cycles>1</meta:editing-cycles>
    <meta:document-statistic meta:table-count="1" meta:cell-count="36" meta:object-count="0"/>
    <meta:generator>LibreOffice/24.8.5.2$Windows_X86_64 LibreOffice_project/fddf2685c70b461e7832239a0162a77216259f22</meta:generator>
  </office:meta>
</office:document-meta>
</file>